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4" style:family="paragraph" style:parent-style-name="Standard">
      <style:text-properties fo:language="ru" fo:country="RU" fo:font-weight="normal" officeooo:paragraph-rsid="00023432" style:font-weight-asian="normal" style:font-weight-complex="normal"/>
    </style:style>
    <style:style style:name="P5" style:family="paragraph" style:parent-style-name="Standard"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7" style:family="paragraph" style:parent-style-name="Standard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dc2300" fo:font-size="12pt" fo:language="ru" fo:country="RU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 fo:hyphenation-ladder-count="no-limit"/>
      <style:text-properties fo:font-size="12pt" fo:language="ru" fo:country="RU" fo:font-weight="normal" style:font-size-asian="12pt" style:font-weight-asian="normal" style:font-size-complex="12pt" style:font-weight-complex="normal" fo:hyphenate="true" fo:hyphenation-remain-char-count="2" fo:hyphenation-push-char-count="2"/>
    </style:style>
    <style:style style:name="P1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5" style:family="paragraph" style:parent-style-name="Standard">
      <style:text-properties style:use-window-font-color="true" fo:font-size="12pt" fo:language="ru" fo:country="RU" fo:font-weight="normal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use-window-font-color="true" fo:font-size="12pt" fo:language="ru" fo:country="RU" fo:font-weight="normal" officeooo:paragraph-rsid="00023432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use-window-font-color="true" fo:font-size="12pt" fo:language="ru" fo:country="RU" fo:font-weight="bold" officeooo:paragraph-rsid="00023432" style:font-size-asian="10.5pt" style:font-weight-asian="bold" style:font-size-complex="12pt" style:font-weight-complex="bold"/>
    </style:style>
    <style:style style:name="P18" style:family="paragraph" style:parent-style-name="Table_20_Heading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19" style:family="paragraph" style:parent-style-name="Table_20_Heading">
      <style:paragraph-properties fo:text-align="start" style:justify-single-word="false" fo:hyphenation-ladder-count="no-limit"/>
      <style:text-properties fo:language="ru" fo:country="RU" fo:font-weight="normal" style:font-weight-asian="normal" style:font-weight-complex="normal" fo:hyphenate="true" fo:hyphenation-remain-char-count="2" fo:hyphenation-push-char-count="2"/>
    </style:style>
    <style:style style:name="P20" style:family="paragraph" style:parent-style-name="Table_20_Heading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21" style:family="paragraph" style:parent-style-name="Standard" style:master-page-name="">
      <style:paragraph-properties fo:text-align="start" style:justify-single-word="false" fo:hyphenation-ladder-count="no-limit" style:page-number="auto"/>
      <style:text-properties fo:font-size="12pt" fo:language="ru" fo:country="RU" fo:font-weight="normal" style:font-size-asian="12pt" style:font-weight-asian="normal" style:font-size-complex="12pt" style:font-weight-complex="normal" fo:hyphenate="true" fo:hyphenation-remain-char-count="2" fo:hyphenation-push-char-count="2"/>
    </style:style>
    <style:style style:name="P22" style:family="paragraph" style:parent-style-name="Table_20_Heading" style:master-page-name="">
      <style:paragraph-properties fo:text-align="start" style:justify-single-word="false" fo:hyphenation-ladder-count="no-limit" style:page-number="auto"/>
      <style:text-properties fo:language="ru" fo:country="RU" fo:font-weight="normal" style:font-weight-asian="normal" style:font-weight-complex="normal" fo:hyphenate="true" fo:hyphenation-remain-char-count="2" fo:hyphenation-push-char-count="2"/>
    </style:style>
    <style:style style:name="P23" style:family="paragraph" style:parent-style-name="Standard">
      <style:paragraph-properties fo:margin-left="0.767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dc2300" fo:font-size="12pt" fo:language="ru" fo:country="RU" fo:font-weight="normal" style:font-size-asian="10.5pt" style:font-weight-asian="normal" style:font-size-complex="12pt" style:font-weight-complex="normal"/>
    </style:style>
    <style:style style:name="P27" style:family="paragraph" style:parent-style-name="Table_20_Contents">
      <style:text-properties officeooo:paragraph-rsid="00023432"/>
    </style:style>
    <style:style style:name="P28" style:family="paragraph" style:parent-style-name="Standard" style:list-style-name="L1">
      <style:text-properties fo:language="ru" fo:country="RU" fo:font-weight="normal" style:font-weight-asian="normal" style:font-weight-complex="normal"/>
    </style:style>
    <style:style style:name="P29" style:family="paragraph" style:parent-style-name="Standard" style:list-style-name="L1">
      <style:text-properties fo:language="ru" fo:country="RU" fo:font-weight="normal" officeooo:paragraph-rsid="0007d17b" style:font-weight-asian="normal" style:font-weight-complex="normal"/>
    </style:style>
    <style:style style:name="P30" style:family="paragraph" style:parent-style-name="Standard" style:list-style-name="L6">
      <style:text-properties fo:language="ru" fo:country="RU" fo:font-weight="normal" style:font-weight-asian="normal" style:font-weight-complex="normal"/>
    </style:style>
    <style:style style:name="P31" style:family="paragraph" style:parent-style-name="Standard">
      <style:text-properties fo:language="ru" fo:country="RU" fo:font-weight="normal" officeooo:paragraph-rsid="0005ca20" style:font-weight-asian="normal" style:font-weight-complex="normal"/>
    </style:style>
    <style:style style:name="P32" style:family="paragraph" style:parent-style-name="Standard" style:list-style-name="L1">
      <style:paragraph-properties fo:text-align="start" style:justify-single-word="false"/>
    </style:style>
    <style:style style:name="P33" style:family="paragraph" style:parent-style-name="Standard" style:list-style-name="L3">
      <style:paragraph-properties fo:text-align="start" style:justify-single-word="false"/>
    </style:style>
    <style:style style:name="P34" style:family="paragraph" style:parent-style-name="Standard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35" style:family="paragraph" style:parent-style-name="Standard" style:list-style-name="L3">
      <style:paragraph-properties fo:text-align="start" style:justify-single-word="false"/>
      <style:text-properties fo:font-size="12pt" style:font-size-asian="12pt" style:font-size-complex="12pt"/>
    </style:style>
    <style:style style:name="P36" style:family="paragraph" style:parent-style-name="Standard" style:list-style-name="L7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style:use-window-font-color="true" fo:font-size="12pt" fo:language="ru" fo:country="RU" fo:font-weight="normal" style:font-size-asian="10.5pt" style:font-weight-asian="normal" style:font-size-complex="12pt" style:font-weight-complex="normal"/>
    </style:style>
    <style:style style:name="P38" style:family="paragraph" style:parent-style-name="Standard" style:list-style-name="L4">
      <style:text-properties style:use-window-font-color="true" fo:font-size="12pt" fo:language="ru" fo:country="RU" fo:font-weight="normal" officeooo:paragraph-rsid="00023432" style:font-size-asian="10.5pt" style:font-weight-asian="normal" style:font-size-complex="12pt" style:font-weight-complex="normal"/>
    </style:style>
    <style:style style:name="P39" style:family="paragraph" style:parent-style-name="Standard" style:list-style-name="L5">
      <style:text-properties style:use-window-font-color="true" fo:font-size="12pt" fo:language="ru" fo:country="RU" fo:font-weight="normal" officeooo:paragraph-rsid="00023432" style:font-size-asian="10.5pt" style:font-weight-asian="normal" style:font-size-complex="12pt" style:font-weight-complex="normal"/>
    </style:style>
    <style:style style:name="P40" style:family="paragraph" style:parent-style-name="Standard" style:list-style-name="L5">
      <style:text-properties style:use-window-font-color="true" fo:font-size="12pt" fo:language="ru" fo:country="RU" fo:font-weight="normal" officeooo:paragraph-rsid="0005ca20" style:font-size-asian="10.5pt" style:font-weight-asian="normal" style:font-size-complex="12pt" style:font-weight-complex="normal"/>
    </style:style>
    <style:style style:name="P41" style:family="paragraph" style:parent-style-name="Standard">
      <style:text-properties style:use-window-font-color="true" fo:font-size="12pt" fo:language="ru" fo:country="RU" fo:font-weight="normal" officeooo:paragraph-rsid="0005ca20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3" style:family="paragraph" style:parent-style-name="Standard">
      <style:text-properties fo:color="#dc2300" fo:font-size="12pt" fo:language="ru" fo:country="RU" fo:font-weight="normal" officeooo:paragraph-rsid="0005ca20" style:font-size-asian="10.5pt" style:font-weight-asian="normal" style:font-size-complex="12pt" style:font-weight-complex="normal"/>
    </style:style>
    <style:style style:name="P44" style:family="paragraph" style:parent-style-name="Table_20_Heading" style:list-style-name="L8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use-window-font-color="true" fo:font-size="12pt" fo:language="ru" fo:country="RU" fo:font-weight="normal" style:font-size-asian="10.5pt" style:font-weight-asian="normal" style:font-size-complex="12pt" style:font-weight-complex="normal"/>
    </style:style>
    <style:style style:name="T5" style:family="text">
      <style:text-properties style:use-window-font-color="true" fo:font-size="12pt" style:font-size-asian="12pt" style:font-size-complex="12pt"/>
    </style:style>
    <style:style style:name="T6" style:family="text">
      <style:text-properties style:use-window-font-color="true" fo:font-size="12pt" style:font-size-asian="10.5pt" style:font-size-complex="12pt"/>
    </style:style>
    <style:style style:name="T7" style:family="text">
      <style:text-properties style:use-window-font-color="true" fo:font-size="12pt" officeooo:rsid="0003ea0f" style:font-size-asian="10.5pt" style:font-size-complex="12pt"/>
    </style:style>
    <style:style style:name="T8" style:family="text">
      <style:text-properties style:use-window-font-color="true" fo:font-size="12pt" officeooo:rsid="0005ca20" style:font-size-asian="10.5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officeooo:rsid="0005ca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Красным выделены не доработанные блоки.</text:p>
      <text:p text:style-name="P8"/>
      <text:p text:style-name="P8"/>
      <text:p text:style-name="P9">Система управления РПК. </text:p>
      <text:p text:style-name="P9">Приложение 3. Модули. Диспетчер.</text:p>
      <text:p text:style-name="P1"/>
      <text:p text:style-name="P1"/>
      <text:p text:style-name="P1"><text:tab/>Диспетчер предназначен для повышения надежности работы системы путем слежения за модулями и перезапуска модуля при его аварийном завершении или зависании. <text:span text:style-name="T1">В системе одновременно работают два модуля диспетчера . Первичный <text:s/>- контролирует работу модулей и вторичного диспетчера, вторичный - контролирует только первичного диспетчера. Первичный и вторичный диспетчеры не имеют отличий. Диспетчер использует для слежения специальный протокол описанный в приложении </text:span><text:span text:style-name="T2">(«</text:span><text:span text:style-name="T3">Приложение 3_1. Модули. Диспетчер. Протокол слежения.</text:span><text:span text:style-name="T2">»).</text:span></text:p>
      <text:p text:style-name="P1"/>
      <text:p text:style-name="P2"><text:tab/>После старта модуля:</text:p>
      <text:p text:style-name="P2"/>
      <text:list xml:id="list7822536552940747440" text:style-name="L1">
        <text:list-item>
          <text:p text:style-name="P29">открывается UDP сокет для приема сообщений от модулей.</text:p>
        </text:list-item>
        <text:list-item>
          <text:p text:style-name="P28">создается список модулей из элемента &lt;modules&gt; конфигурации. Для имен модулей считаются и сохраняются хеши.</text:p>
        </text:list-item>
        <text:list-item>
          <text:p text:style-name="P32">для каждого модуля ожидается поступление первого сообщения. <text:span text:style-name="T9">После получения первого сообщения модуль отмечается как найденный</text:span><text:span text:style-name="T5"> </text:span><text:span text:style-name="T4">(сообщение в журнал), инициируется таймер ожидания периодического сообщения </text:span><text:span text:style-name="T5">и</text:span><text:span text:style-name="T9"> блок переходит к контролю модуля.</text:span></text:p>
        </text:list-item>
      </text:list>
      <text:p text:style-name="P14"/>
      <text:p text:style-name="P14"><text:tab/><text:tab/>Контроль модуля:</text:p>
      <text:p text:style-name="P14"/>
      <text:list xml:id="list2312414355752307552" text:style-name="L2">
        <text:list-item>
          <text:p text:style-name="P34">Если до истечения таймера ожидания от модуля приходит сообщение, то таймер сбрасывается. </text:p>
        </text:list-item>
        <text:list-item>
          <text:p text:style-name="P34">Если таймер истек, то:</text:p>
        </text:list-item>
      </text:list>
      <text:p text:style-name="P14"><text:tab/><text:tab/><text:tab/><text:tab/></text:p>
      <text:list xml:id="list5414399375749099163" text:style-name="L3">
        <text:list-item>
          <text:p text:style-name="P35">модуль ищется в списке процессов. Если процесс модуля найден, то он завершается.</text:p>
        </text:list-item>
        <text:list-item>
          <text:p text:style-name="P33"><text:span text:style-name="T9">модуль перезапускается вызовом скрипта запуска модуля. Скрипту передается параметр запуска модуля «</text:span><text:span text:style-name="T10">launch_dispatcher</text:span><text:span text:style-name="T9">»</text:span></text:p>
        </text:list-item>
        <text:list-item>
          <text:p text:style-name="P35">блок переходит к ожиданию поступления первого сообщения от модуля</text:p>
        </text:list-item>
        <text:list-item>
          <text:p text:style-name="P37">(сообщение в журнал)</text:p>
        </text:list-item>
      </text:list>
      <text:p text:style-name="P7"/>
      <text:p text:style-name="P2"><text:span text:style-name="T11">Сайт</text:span><text:tab/></text:p>
      <text:p text:style-name="P2"/>
      <text:list xml:id="list4920251458772885896" text:style-name="L4">
        <text:list-item>
          <text:p text:style-name="P38">/</text:p>
          <text:p text:style-name="P38"/>
        </text:list-item>
      </text:list>
      <text:p text:style-name="P17"><text:tab/></text:p>
      <text:p text:style-name="P17"><text:tab/><text:tab/>/</text:p>
      <text:p text:style-name="P16"/>
      <text:p text:style-name="P16"><text:tab/><text:tab/><text:tab/>Тип ресурса: виртуальный</text:p>
      <text:p text:style-name="P16"/>
      <text:p text:style-name="P16"><text:tab/><text:tab/><text:tab/>Запросы: </text:p>
      <text:p text:style-name="P16"><text:tab/><text:tab/><text:tab/><text:tab/></text:p>
      <text:p text:style-name="P16"><text:tab/><text:tab/><text:tab/><text:tab/>GET, HEAD</text:p>
      <text:p text:style-name="P16"/>
      <text:p text:style-name="P16"><text:tab/><text:tab/><text:tab/>Функциональность:</text:p>
      <text:p text:style-name="P16"><text:tab/><text:tab/><text:tab/></text:p>
      <text:p text:style-name="P16"><text:tab/><text:tab/><text:tab/><text:tab/>Нет</text:p>
      <text:list xml:id="list5113963491780249878" text:style-name="L5">
        <text:list-header>
          <text:p text:style-name="P39"/>
        </text:list-header>
      </text:list>
      <text:p text:style-name="P16"><text:tab/><text:tab/><text:tab/>Ответ:</text:p>
      <text:p text:style-name="P16"/>
      <text:p text:style-name="P4"><text:soft-page-break/><text:span text:style-name="T6"><text:tab/><text:tab/><text:tab/><text:tab/> Выдается страница </text:span><text:span text:style-name="T7">модуля диспетчера.</text:span><text:tab/></text:p>
      <text:p text:style-name="P15"/>
      <text:p text:style-name="P43"><text:span text:style-name="T12"/></text:p>
      <text:p text:style-name="P24">Параметры запуска</text:p>
      <text:p text:style-name="P25"/>
      <text:p text:style-name="P26"><text:tab/>описание параметров запуска диспетчера</text:p>
      <text:p text:style-name="P23"/>
      <text:p text:style-name="P7">Файл конфигурации</text:p>
      <text:p text:style-name="P5"/>
      <text:p text:style-name="P6"><text:tab/>Элементы:</text:p>
      <text:p text:style-name="P6"/>
      <text:list xml:id="list8634940299165589192" text:style-name="L6">
        <text:list-item>
          <text:p text:style-name="P30">supervisor</text:p>
        </text:list-item>
        <text:list-item>
          <text:p text:style-name="P30">modules</text:p>
        </text:list-item>
        <text:list-item>
          <text:p text:style-name="P30">module</text:p>
        </text:list-item>
      </text:list>
      <text:p text:style-name="P5"/>
      <text:p text:style-name="P5"/>
      <text:p text:style-name="P11"><text:tab/><text:tab/>supervisor</text:p>
      <text:p text:style-name="P12"/>
      <text:p text:style-name="P18"><text:tab/><text:tab/><text:tab/>Назначение:</text:p>
      <text:p text:style-name="P18"><text:tab/></text:p>
      <text:p text:style-name="P18"><text:tab/><text:tab/><text:tab/><text:tab/><text:span text:style-name="T9">группирует элементы относящиеся к наблюдателю</text:span></text:p>
      <text:p text:style-name="P20"/>
      <text:p text:style-name="P18"><text:tab/><text:tab/><text:tab/>Атрибуты:</text:p>
      <text:p text:style-name="P18"/>
      <text:list xml:id="list984146510123178299" text:style-name="L7">
        <text:list-item>
          <text:p text:style-name="P36">ip<text:tab/><text:tab/>-<text:tab/>IP адрес на котором работает блок слежения</text:p>
        </text:list-item>
        <text:list-item>
          <text:p text:style-name="P36">port<text:tab/><text:tab/>-<text:tab/>порт на котором работает блок слежения</text:p>
          <text:p text:style-name="P36"/>
        </text:list-item>
      </text:list>
      <text:p text:style-name="P18"><text:tab/><text:tab/><text:tab/>Пример:</text:p>
      <text:p text:style-name="P18"><text:tab/><text:tab/></text:p>
      <text:p text:style-name="P12"><text:tab/><text:tab/><text:tab/><text:tab/>&lt;supervisor ip=«192.168.0.1» port=«13»/&gt;<text:tab/></text:p>
      <text:p text:style-name="P18"/>
      <text:p text:style-name="P6"/>
      <text:p text:style-name="P11"><text:tab/><text:tab/>modules</text:p>
      <text:p text:style-name="P12"/>
      <text:p text:style-name="P18"><text:tab/><text:tab/><text:tab/>Назначение:</text:p>
      <text:p text:style-name="P18"><text:tab/></text:p>
      <text:p text:style-name="P18"><text:tab/><text:tab/><text:tab/><text:tab/>группирует <text:span text:style-name="T9">модули за которыми следит диспетчер.</text:span></text:p>
      <text:p text:style-name="P20"/>
      <text:p text:style-name="P18"><text:tab/><text:tab/><text:tab/>Атрибуты:</text:p>
      <text:p text:style-name="P18"/>
      <text:p text:style-name="P18"><text:tab/><text:tab/><text:tab/><text:tab/><text:span text:style-name="T9">нет</text:span></text:p>
      <text:p text:style-name="P20"/>
      <text:p text:style-name="P18"><text:tab/><text:tab/><text:tab/>Пример:</text:p>
      <text:p text:style-name="P18"><text:tab/><text:tab/></text:p>
      <text:p text:style-name="P12"><text:tab/><text:tab/><text:tab/><text:tab/>&lt;modules&gt;</text:p>
      <text:p text:style-name="P12"><text:tab/><text:tab/><text:tab/><text:tab/><text:tab/>... модули ...</text:p>
      <text:p text:style-name="P12"><text:tab/><text:tab/><text:tab/><text:tab/>&lt;/modules&gt;<text:tab/></text:p>
      <text:p text:style-name="P18"/>
      <text:p text:style-name="P11"><text:tab/><text:tab/>module</text:p>
      <text:p text:style-name="P12"/>
      <text:p text:style-name="P18"><text:tab/><text:tab/><text:tab/>Назначение:</text:p>
      <text:p text:style-name="P18"><text:tab/></text:p>
      <text:p text:style-name="P18"><text:tab/><text:tab/><text:tab/><text:tab/><text:span text:style-name="T9">Задает модуль для слежения. Элементы помещаются в групповой элемент &lt;modules&gt;</text:span></text:p>
      <text:p text:style-name="P20"/>
      <text:p text:style-name="P18"><text:tab/><text:tab/><text:tab/>Атрибуты:</text:p>
      <text:p text:style-name="P18"/>
      <text:list xml:id="list3818715375305553974" text:style-name="L8">
        <text:list-item>
          <text:p text:style-name="P44"><text:soft-page-break/>name<text:tab/><text:tab/><text:tab/>-<text:tab/>имя модуля</text:p>
        </text:list-item>
        <text:list-item>
          <text:p text:style-name="P44">up_script<text:tab/><text:tab/>-<text:tab/>имя стартового скрипта модуля относительно корня папки <text:tab/><text:tab/><text:tab/><text:tab/><text:tab/><text:tab/>системы</text:p>
        </text:list-item>
        <text:list-item>
          <text:p text:style-name="P44">timeout<text:tab/><text:tab/><text:tab/>-<text:tab/>период ожидания периодического сообщения от модуля <text:s/><text:tab/><text:tab/><text:tab/><text:tab/><text:tab/><text:tab/><text:tab/>(секунд)</text:p>
        </text:list-item>
      </text:list>
      <text:p text:style-name="P18"/>
      <text:p text:style-name="P18"><text:tab/><text:tab/><text:tab/>Пример:</text:p>
      <text:p text:style-name="P22"><text:tab/><text:tab/></text:p>
      <text:p text:style-name="P21"><text:tab/><text:tab/><text:tab/><text:tab/>&lt;module </text:p>
      <text:p text:style-name="P13"><text:tab/><text:tab/><text:tab/><text:tab/><text:tab/>name=«ccb_monitoring»<text:tab/><text:tab/> <text:tab/> <text:s text:c="38"/><text:tab/><text:tab/><text:tab/><text:tab/><text:tab/><text:tab/><text:tab/><text:tab/><text:tab/><text:tab/><text:tab/><text:tab/>up_script=«Modules/Monitoring/Scripts/ccb_monitoring_up» </text:p>
      <text:p text:style-name="P13"><text:tab/><text:tab/><text:tab/><text:tab/><text:tab/>timeout=«10»/&gt;<text:tab/></text:p>
      <text:p text:style-name="P19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5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ja </meta:initial-creator>
    <meta:creation-date>2013-03-10T02:32:36</meta:creation-date>
    <dc:date>2013-04-03T16:04:00</dc:date>
    <dc:creator>ilja </dc:creator>
    <meta:editing-duration>PT22H41M18S</meta:editing-duration>
    <meta:editing-cycles>303</meta:editing-cycles>
    <meta:generator>LibreOffice/4.0.1.2$Linux_X86_64 LibreOffice_project/84102822e3d61eb989ddd325abf1ac077904985</meta:generator>
    <meta:printed-by>ilja </meta:printed-by>
    <meta:print-date>2013-03-21T11:20:03</meta:print-date>
    <meta:document-statistic meta:table-count="0" meta:image-count="0" meta:object-count="0" meta:page-count="3" meta:paragraph-count="73" meta:word-count="319" meta:character-count="2592" meta:non-whitespace-character-count="2134"/>
  </office:meta>
</office:document-meta>
</file>